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4aada" officeooo:paragraph-rsid="0014aada"/>
    </style:style>
    <style:style style:name="P2" style:family="paragraph" style:parent-style-name="Standard">
      <style:text-properties officeooo:rsid="0016b10b" officeooo:paragraph-rsid="0016b10b"/>
    </style:style>
    <style:style style:name="P3" style:family="paragraph" style:parent-style-name="Standard">
      <style:text-properties officeooo:rsid="0016db6f" officeooo:paragraph-rsid="001a8db2"/>
    </style:style>
    <style:style style:name="P4" style:family="paragraph" style:parent-style-name="Standard">
      <style:text-properties officeooo:rsid="001a8db2" officeooo:paragraph-rsid="0016db6f"/>
    </style:style>
    <style:style style:name="P5" style:family="paragraph" style:parent-style-name="Standard">
      <style:text-properties fo:font-weight="bold" officeooo:rsid="001d91d4" officeooo:paragraph-rsid="0016db6f" style:font-weight-asian="bold" style:font-weight-complex="bold"/>
    </style:style>
    <style:style style:name="P6" style:family="paragraph" style:parent-style-name="Standard">
      <style:text-properties fo:font-weight="bold" officeooo:rsid="0022be01" officeooo:paragraph-rsid="0022be01" style:font-weight-asian="bold" style:font-weight-complex="bold"/>
    </style:style>
    <style:style style:name="P7" style:family="paragraph" style:parent-style-name="Standard">
      <style:text-properties fo:font-weight="normal" officeooo:rsid="001d91d4" officeooo:paragraph-rsid="001d91d4" style:font-weight-asian="normal" style:font-weight-complex="normal"/>
    </style:style>
    <style:style style:name="P8" style:family="paragraph" style:parent-style-name="Standard">
      <style:text-properties fo:font-weight="normal" officeooo:rsid="001f8c1a" officeooo:paragraph-rsid="001f8c1a" style:font-weight-asian="normal" style:font-weight-complex="normal"/>
    </style:style>
    <style:style style:name="P9" style:family="paragraph" style:parent-style-name="Standard">
      <style:text-properties fo:font-weight="normal" officeooo:rsid="00207d9f" officeooo:paragraph-rsid="00207d9f" style:font-weight-asian="normal" style:font-weight-complex="normal"/>
    </style:style>
    <style:style style:name="P10" style:family="paragraph" style:parent-style-name="Standard">
      <style:text-properties fo:font-weight="normal" officeooo:rsid="00213a7e" officeooo:paragraph-rsid="00213a7e" style:font-weight-asian="normal" style:font-weight-complex="normal"/>
    </style:style>
    <style:style style:name="P11" style:family="paragraph" style:parent-style-name="Standard">
      <style:text-properties fo:font-weight="normal" officeooo:rsid="00222dca" officeooo:paragraph-rsid="00222dca" style:font-weight-asian="normal" style:font-weight-complex="normal"/>
    </style:style>
    <style:style style:name="P12" style:family="paragraph" style:parent-style-name="Standard">
      <style:text-properties fo:font-weight="normal" officeooo:rsid="0022be01" officeooo:paragraph-rsid="0022be01" style:font-weight-asian="normal" style:font-weight-complex="normal"/>
    </style:style>
    <style:style style:name="P13" style:family="paragraph" style:parent-style-name="Standard">
      <style:text-properties fo:font-weight="normal" officeooo:rsid="0033b323" officeooo:paragraph-rsid="0033b323" style:font-weight-asian="normal" style:font-weight-complex="normal"/>
    </style:style>
    <style:style style:name="P14" style:family="paragraph" style:parent-style-name="Standard">
      <style:text-properties fo:font-weight="normal" officeooo:rsid="00357a77" officeooo:paragraph-rsid="00357a77" style:font-weight-asian="normal" style:font-weight-complex="normal"/>
    </style:style>
    <style:style style:name="P15" style:family="paragraph" style:parent-style-name="Standard">
      <style:text-properties fo:font-weight="normal" officeooo:rsid="003823a0" officeooo:paragraph-rsid="003823a0" style:font-weight-asian="normal" style:font-weight-complex="normal"/>
    </style:style>
    <style:style style:name="P16" style:family="paragraph" style:parent-style-name="Table_20_Contents">
      <style:text-properties officeooo:rsid="00213a7e" officeooo:paragraph-rsid="00213a7e"/>
    </style:style>
    <style:style style:name="P17" style:family="paragraph" style:parent-style-name="Standard">
      <style:text-properties officeooo:rsid="00213a7e" officeooo:paragraph-rsid="002b63f0"/>
    </style:style>
    <style:style style:name="P18" style:family="paragraph" style:parent-style-name="Table_20_Contents">
      <style:text-properties officeooo:rsid="00213a7e" officeooo:paragraph-rsid="002b63f0"/>
    </style:style>
    <style:style style:name="P19" style:family="paragraph" style:parent-style-name="Standard">
      <style:text-properties officeooo:rsid="00213a7e" officeooo:paragraph-rsid="002d3783"/>
    </style:style>
    <style:style style:name="P20" style:family="paragraph" style:parent-style-name="Table_20_Contents">
      <style:text-properties officeooo:rsid="00213a7e" officeooo:paragraph-rsid="002d3783"/>
    </style:style>
    <style:style style:name="P21" style:family="paragraph" style:parent-style-name="Standard">
      <style:text-properties fo:font-style="italic" fo:font-weight="normal" officeooo:rsid="0024df97" officeooo:paragraph-rsid="0024df97" style:font-style-asian="italic" style:font-weight-asian="normal" style:font-style-complex="italic" style:font-weight-complex="normal"/>
    </style:style>
    <style:style style:name="P22" style:family="paragraph" style:parent-style-name="Standard">
      <style:text-properties fo:font-style="italic" fo:font-weight="normal" officeooo:rsid="002b2e14" officeooo:paragraph-rsid="002b2e14" style:font-style-asian="italic" style:font-weight-asian="normal" style:font-style-complex="italic" style:font-weight-complex="normal"/>
    </style:style>
    <style:style style:name="P23" style:family="paragraph" style:parent-style-name="Standard">
      <style:text-properties fo:font-style="normal" fo:font-weight="normal" officeooo:rsid="0024df97" officeooo:paragraph-rsid="0024df97" style:font-style-asian="normal" style:font-weight-asian="normal" style:font-style-complex="normal" style:font-weight-complex="normal"/>
    </style:style>
    <style:style style:name="P24" style:family="paragraph" style:parent-style-name="Standard">
      <style:text-properties fo:font-style="normal" fo:font-weight="normal" officeooo:rsid="0024df97" officeooo:paragraph-rsid="0026d632" style:font-style-asian="normal" style:font-weight-asian="normal" style:font-style-complex="normal" style:font-weight-complex="normal"/>
    </style:style>
    <style:style style:name="P25" style:family="paragraph" style:parent-style-name="Standard">
      <style:text-properties fo:font-style="normal" fo:font-weight="normal" officeooo:rsid="0024df97" officeooo:paragraph-rsid="002c1bda" style:font-style-asian="normal" style:font-weight-asian="normal" style:font-style-complex="normal" style:font-weight-complex="normal"/>
    </style:style>
    <style:style style:name="P26" style:family="paragraph" style:parent-style-name="Standard">
      <style:text-properties fo:font-style="normal" fo:font-weight="normal" officeooo:rsid="0026d632" officeooo:paragraph-rsid="0026d632" style:font-style-asian="normal" style:font-weight-asian="normal" style:font-style-complex="normal" style:font-weight-complex="normal"/>
    </style:style>
    <style:style style:name="P27" style:family="paragraph" style:parent-style-name="Standard">
      <style:text-properties fo:font-style="normal" fo:font-weight="normal" officeooo:rsid="0029c275" officeooo:paragraph-rsid="0029c275" style:font-style-asian="normal" style:font-weight-asian="normal" style:font-style-complex="normal" style:font-weight-complex="normal"/>
    </style:style>
    <style:style style:name="P28" style:family="paragraph" style:parent-style-name="Table_20_Contents">
      <style:text-properties fo:font-style="normal" fo:font-weight="normal" officeooo:rsid="002f1278" officeooo:paragraph-rsid="002f1278" style:font-style-asian="normal" style:font-weight-asian="normal" style:font-style-complex="normal" style:font-weight-complex="normal"/>
    </style:style>
    <style:style style:name="P29" style:family="paragraph" style:parent-style-name="Table_20_Contents">
      <style:text-properties fo:font-style="normal" fo:font-weight="normal" officeooo:rsid="002f1278" officeooo:paragraph-rsid="0031cbd9" style:font-style-asian="normal" style:font-weight-asian="normal" style:font-style-complex="normal" style:font-weight-complex="normal"/>
    </style:style>
    <style:style style:name="P30" style:family="paragraph" style:parent-style-name="Standard">
      <style:text-properties fo:font-style="normal" fo:font-weight="normal" officeooo:rsid="002c1bda" officeooo:paragraph-rsid="002c1bda" style:font-style-asian="normal" style:font-weight-asian="normal" style:font-style-complex="normal" style:font-weight-complex="normal"/>
    </style:style>
    <style:style style:name="P31" style:family="paragraph" style:parent-style-name="Standard">
      <style:text-properties fo:font-style="normal" fo:font-weight="normal" officeooo:rsid="002d3783" officeooo:paragraph-rsid="002d3783" style:font-style-asian="normal" style:font-weight-asian="normal" style:font-style-complex="normal" style:font-weight-complex="normal"/>
    </style:style>
    <style:style style:name="P32" style:family="paragraph" style:parent-style-name="Table_20_Contents">
      <style:text-properties fo:font-style="normal" fo:font-weight="normal" officeooo:rsid="002d3783" officeooo:paragraph-rsid="002d3783" style:font-style-asian="normal" style:font-weight-asian="normal" style:font-style-complex="normal" style:font-weight-complex="normal"/>
    </style:style>
    <style:style style:name="P33" style:family="paragraph" style:parent-style-name="Standard">
      <style:text-properties fo:font-style="normal" fo:font-weight="normal" officeooo:rsid="002d3783" officeooo:paragraph-rsid="003976b3" style:font-style-asian="normal" style:font-weight-asian="normal" style:font-style-complex="normal" style:font-weight-complex="normal"/>
    </style:style>
    <style:style style:name="P34" style:family="paragraph" style:parent-style-name="Standard">
      <style:text-properties fo:font-style="normal" fo:font-weight="normal" officeooo:rsid="002b2e14" officeooo:paragraph-rsid="002b2e14" style:font-style-asian="normal" style:font-weight-asian="normal" style:font-style-complex="normal" style:font-weight-complex="normal"/>
    </style:style>
    <style:style style:name="P35" style:family="paragraph" style:parent-style-name="Standard">
      <style:text-properties fo:font-style="normal" fo:font-weight="normal" officeooo:rsid="002b63f0" officeooo:paragraph-rsid="002b63f0" style:font-style-asian="normal" style:font-weight-asian="normal" style:font-style-complex="normal" style:font-weight-complex="normal"/>
    </style:style>
    <style:style style:name="P36" style:family="paragraph" style:parent-style-name="Table_20_Contents">
      <style:text-properties fo:font-style="normal" fo:font-weight="normal" officeooo:rsid="002b63f0" officeooo:paragraph-rsid="002b63f0" style:font-style-asian="normal" style:font-weight-asian="normal" style:font-style-complex="normal" style:font-weight-complex="normal"/>
    </style:style>
    <style:style style:name="P37" style:family="paragraph" style:parent-style-name="Table_20_Contents">
      <style:text-properties fo:font-style="normal" fo:font-weight="normal" officeooo:rsid="002b63f0" officeooo:paragraph-rsid="002d3783" style:font-style-asian="normal" style:font-weight-asian="normal" style:font-style-complex="normal" style:font-weight-complex="normal"/>
    </style:style>
    <style:style style:name="P38" style:family="paragraph" style:parent-style-name="Table_20_Contents">
      <style:text-properties fo:font-style="normal" fo:font-weight="normal" officeooo:rsid="002e8250" officeooo:paragraph-rsid="002e8250" style:font-style-asian="normal" style:font-weight-asian="normal" style:font-style-complex="normal" style:font-weight-complex="normal"/>
    </style:style>
    <style:style style:name="P39" style:family="paragraph" style:parent-style-name="Table_20_Contents">
      <style:text-properties fo:font-style="normal" fo:font-weight="normal" officeooo:rsid="0031cbd9" officeooo:paragraph-rsid="0031cbd9" style:font-style-asian="normal" style:font-weight-asian="normal" style:font-style-complex="normal" style:font-weight-complex="normal"/>
    </style:style>
    <style:style style:name="P40" style:family="paragraph" style:parent-style-name="Standard">
      <style:text-properties fo:font-style="normal" fo:font-weight="normal" officeooo:rsid="00344b98" officeooo:paragraph-rsid="00347343" style:font-style-asian="normal" style:font-weight-asian="normal" style:font-style-complex="normal" style:font-weight-complex="normal"/>
    </style:style>
    <style:style style:name="P41" style:family="paragraph" style:parent-style-name="Standard">
      <style:text-properties fo:font-style="normal" fo:font-weight="normal" officeooo:rsid="00347343" officeooo:paragraph-rsid="00347343" style:font-style-asian="normal" style:font-weight-asian="normal" style:font-style-complex="normal" style:font-weight-complex="normal"/>
    </style:style>
    <style:style style:name="P42" style:family="paragraph" style:parent-style-name="Table_20_Contents">
      <style:text-properties fo:font-style="normal" fo:font-weight="normal" officeooo:rsid="00347343" officeooo:paragraph-rsid="00347343" style:font-style-asian="normal" style:font-weight-asian="normal" style:font-style-complex="normal" style:font-weight-complex="normal"/>
    </style:style>
    <style:style style:name="P43" style:family="paragraph" style:parent-style-name="Standard">
      <style:text-properties fo:font-style="normal" fo:font-weight="normal" officeooo:rsid="00357a77" officeooo:paragraph-rsid="00357a77" style:font-style-asian="normal" style:font-weight-asian="normal" style:font-style-complex="normal" style:font-weight-complex="normal"/>
    </style:style>
    <style:style style:name="P44" style:family="paragraph" style:parent-style-name="Table_20_Contents">
      <style:text-properties fo:font-style="normal" fo:font-weight="normal" officeooo:rsid="00357a77" officeooo:paragraph-rsid="00357a77" style:font-style-asian="normal" style:font-weight-asian="normal" style:font-style-complex="normal" style:font-weight-complex="normal"/>
    </style:style>
    <style:style style:name="P45" style:family="paragraph" style:parent-style-name="Standard">
      <style:text-properties fo:font-style="normal" fo:font-weight="normal" officeooo:rsid="003abaf3" officeooo:paragraph-rsid="003abaf3" style:font-style-asian="normal" style:font-weight-asian="normal" style:font-style-complex="normal" style:font-weight-complex="normal"/>
    </style:style>
    <style:style style:name="P46" style:family="paragraph" style:parent-style-name="Table_20_Contents">
      <style:text-properties fo:font-style="normal" fo:font-weight="normal" officeooo:rsid="00317482" officeooo:paragraph-rsid="00317482" style:font-style-asian="normal" style:font-weight-asian="normal" style:font-style-complex="normal" style:font-weight-complex="normal"/>
    </style:style>
    <style:style style:name="P47" style:family="paragraph" style:parent-style-name="Table_20_Contents">
      <style:text-properties fo:font-style="normal" fo:font-weight="normal" officeooo:rsid="0033b323" officeooo:paragraph-rsid="0033b323" style:font-style-asian="normal" style:font-weight-asian="normal" style:font-style-complex="normal" style:font-weight-complex="normal"/>
    </style:style>
    <style:style style:name="P48" style:family="paragraph" style:parent-style-name="Standard">
      <style:text-properties fo:font-style="normal" fo:font-weight="bold" officeooo:rsid="0029c275" officeooo:paragraph-rsid="0029c275" style:font-style-asian="normal" style:font-weight-asian="bold" style:font-style-complex="normal" style:font-weight-complex="bold"/>
    </style:style>
    <style:style style:name="P49" style:family="paragraph" style:parent-style-name="Standard">
      <style:text-properties fo:font-style="normal" fo:font-weight="bold" officeooo:rsid="002b2e14" officeooo:paragraph-rsid="002b2e14" style:font-style-asian="normal" style:font-weight-asian="bold" style:font-style-complex="normal" style:font-weight-complex="bold"/>
    </style:style>
    <style:style style:name="P50" style:family="paragraph" style:parent-style-name="Table_20_Contents">
      <style:text-properties fo:font-style="normal" fo:font-weight="bold" officeooo:rsid="002d3783" officeooo:paragraph-rsid="002d3783" style:font-style-asian="normal" style:font-weight-asian="bold" style:font-style-complex="normal" style:font-weight-complex="bold"/>
    </style:style>
    <style:style style:name="P51" style:family="paragraph" style:parent-style-name="Table_20_Contents">
      <style:text-properties fo:font-style="normal" fo:font-weight="bold" officeooo:rsid="002f1278" officeooo:paragraph-rsid="002f1278" style:font-style-asian="normal" style:font-weight-asian="bold" style:font-style-complex="normal" style:font-weight-complex="bold"/>
    </style:style>
    <style:style style:name="P52" style:family="paragraph" style:parent-style-name="Standard">
      <style:text-properties fo:font-style="normal" fo:font-weight="normal" officeooo:rsid="002b2e14" officeooo:paragraph-rsid="002b2e14" style:font-style-asian="normal" style:font-weight-asian="normal" style:font-style-complex="normal" style:font-weight-complex="normal"/>
    </style:style>
    <style:style style:name="P53" style:family="paragraph" style:parent-style-name="Standard">
      <style:text-properties fo:font-style="normal" fo:font-weight="normal" officeooo:rsid="002d3783" officeooo:paragraph-rsid="002d3783" style:font-style-asian="normal" style:font-weight-asian="normal" style:font-style-complex="normal" style:font-weight-complex="normal"/>
    </style:style>
    <style:style style:name="P54" style:family="paragraph" style:parent-style-name="Standard">
      <style:text-properties fo:font-style="normal" fo:font-weight="normal" officeooo:rsid="003ff47e" officeooo:paragraph-rsid="00404df0" style:font-style-asian="normal" style:font-weight-asian="normal" style:font-style-complex="normal" style:font-weight-complex="normal"/>
    </style:style>
    <style:style style:name="P55" style:family="paragraph" style:parent-style-name="Standard">
      <style:text-properties fo:font-size="20pt" fo:font-weight="bold" officeooo:rsid="001d91d4" officeooo:paragraph-rsid="001d91d4" style:font-size-asian="20pt" style:font-weight-asian="bold" style:font-size-complex="20pt" style:font-weight-complex="bold"/>
    </style:style>
    <style:style style:name="P56" style:family="paragraph" style:parent-style-name="Standard">
      <style:text-properties fo:font-size="20pt" fo:font-weight="bold" officeooo:rsid="00213a7e" officeooo:paragraph-rsid="00213a7e" style:font-size-asian="20pt" style:font-weight-asian="bold" style:font-size-complex="20pt" style:font-weight-complex="bold"/>
    </style:style>
    <style:style style:name="P57" style:family="paragraph" style:parent-style-name="Standard">
      <style:text-properties fo:font-size="20pt" fo:font-weight="bold" officeooo:rsid="0022be01" officeooo:paragraph-rsid="0022be01" style:font-size-asian="20pt" style:font-weight-asian="bold" style:font-size-complex="20pt" style:font-weight-complex="bold"/>
    </style:style>
    <style:style style:name="P58" style:family="paragraph" style:parent-style-name="Standard">
      <style:text-properties fo:font-size="20pt" fo:font-style="normal" fo:font-weight="bold" officeooo:rsid="0026d632" officeooo:paragraph-rsid="0026d632" style:font-size-asian="20pt" style:font-style-asian="normal" style:font-weight-asian="bold" style:font-size-complex="20pt" style:font-style-complex="normal" style:font-weight-complex="bold"/>
    </style:style>
    <style:style style:name="P59" style:family="paragraph" style:parent-style-name="Standard">
      <style:text-properties fo:font-size="20pt" fo:font-style="normal" fo:font-weight="bold" officeooo:rsid="0029c275" officeooo:paragraph-rsid="0029c275" style:font-size-asian="20pt" style:font-style-asian="normal" style:font-weight-asian="bold" style:font-size-complex="20pt" style:font-style-complex="normal" style:font-weight-complex="bold"/>
    </style:style>
    <style:style style:name="P60" style:family="paragraph" style:parent-style-name="Standard">
      <style:text-properties fo:font-size="20pt" fo:font-style="normal" fo:font-weight="bold" officeooo:rsid="002d3783" officeooo:paragraph-rsid="002d3783" style:font-size-asian="20pt" style:font-style-asian="normal" style:font-weight-asian="bold" style:font-size-complex="20pt" style:font-style-complex="normal" style:font-weight-complex="bold"/>
    </style:style>
    <style:style style:name="P61" style:family="paragraph" style:parent-style-name="Standard">
      <style:text-properties fo:font-weight="normal" officeooo:rsid="001f8c1a" officeooo:paragraph-rsid="00443ced" style:font-weight-asian="normal" style:font-weight-complex="normal"/>
    </style:style>
    <style:style style:name="P62" style:family="paragraph" style:parent-style-name="Standard">
      <style:text-properties officeooo:paragraph-rsid="00443ced"/>
    </style:style>
    <style:style style:name="P63" style:family="paragraph" style:parent-style-name="Standard">
      <style:text-properties fo:font-size="14pt" fo:font-style="italic" fo:font-weight="normal" officeooo:rsid="0024df97" officeooo:paragraph-rsid="0024df97" style:font-size-asian="14pt" style:font-style-asian="italic" style:font-weight-asian="normal" style:font-size-complex="14pt" style:font-style-complex="italic" style:font-weight-complex="normal"/>
    </style:style>
    <style:style style:name="P64" style:family="paragraph" style:parent-style-name="Standard">
      <style:text-properties fo:font-size="14pt" fo:font-style="italic" fo:font-weight="normal" officeooo:rsid="003abaf3" officeooo:paragraph-rsid="003abaf3" style:font-size-asian="14pt" style:font-style-asian="italic" style:font-weight-asian="normal" style:font-size-complex="14pt" style:font-style-complex="italic" style:font-weight-complex="normal"/>
    </style:style>
    <style:style style:name="P65" style:family="paragraph" style:parent-style-name="Standard">
      <style:text-properties fo:font-size="14pt" fo:font-style="italic" fo:font-weight="normal" officeooo:rsid="002b2e14" officeooo:paragraph-rsid="002b2e14" style:font-size-asian="14pt" style:font-style-asian="italic" style:font-weight-asian="normal" style:font-size-complex="14pt" style:font-style-complex="italic" style:font-weight-complex="normal"/>
    </style:style>
    <style:style style:name="P66" style:family="paragraph" style:parent-style-name="Standard">
      <style:text-properties fo:font-style="italic" fo:font-weight="normal" officeooo:rsid="003abaf3" officeooo:paragraph-rsid="0029c275" style:font-style-asian="italic" style:font-weight-asian="normal" style:font-style-complex="italic" style:font-weight-complex="normal"/>
    </style:style>
    <style:style style:name="P67" style:family="paragraph" style:parent-style-name="Table_20_Contents">
      <style:text-properties fo:font-style="normal" fo:font-weight="normal" officeooo:rsid="002f1278" officeooo:paragraph-rsid="002f1278" style:font-style-asian="normal" style:font-weight-asian="normal" style:font-style-complex="normal" style:font-weight-complex="normal"/>
    </style:style>
    <style:style style:name="P68" style:family="paragraph" style:parent-style-name="Table_20_Contents">
      <style:text-properties fo:font-style="normal" fo:font-weight="bold" officeooo:rsid="002e8250" officeooo:paragraph-rsid="002e8250" style:font-style-asian="normal" style:font-weight-asian="bold" style:font-style-complex="normal" style:font-weight-complex="bold"/>
    </style:style>
    <style:style style:name="P69" style:family="paragraph" style:parent-style-name="Table_20_Contents">
      <style:text-properties fo:font-style="normal" fo:font-weight="bold" officeooo:rsid="0043069d" officeooo:paragraph-rsid="0043069d" style:font-style-asian="normal" style:font-weight-asian="bold" style:font-style-complex="normal" style:font-weight-complex="bold"/>
    </style:style>
    <style:style style:name="P70" style:family="paragraph" style:parent-style-name="Table_20_Contents">
      <style:text-properties fo:font-size="20pt" fo:font-style="normal" fo:font-weight="bold" officeooo:rsid="002f1278" officeooo:paragraph-rsid="002f1278" style:font-size-asian="20pt" style:font-style-asian="normal" style:font-weight-asian="bold" style:font-size-complex="20pt" style:font-style-complex="normal" style:font-weight-complex="bold"/>
    </style:style>
    <style:style style:name="P71" style:family="paragraph" style:parent-style-name="Table_20_Contents">
      <style:text-properties fo:font-size="20pt" fo:font-style="normal" fo:font-weight="bold" officeooo:rsid="0033b323" officeooo:paragraph-rsid="0033b323" style:font-size-asian="20pt" style:font-style-asian="normal" style:font-weight-asian="bold" style:font-size-complex="20pt" style:font-style-complex="normal" style:font-weight-complex="bold"/>
    </style:style>
    <style:style style:name="P72" style:family="paragraph" style:parent-style-name="Table_20_Contents">
      <style:text-properties fo:font-size="20pt" fo:font-style="normal" fo:font-weight="bold" officeooo:rsid="00347343" officeooo:paragraph-rsid="00347343" style:font-size-asian="20pt" style:font-style-asian="normal" style:font-weight-asian="bold" style:font-size-complex="20pt" style:font-style-complex="normal" style:font-weight-complex="bold"/>
    </style:style>
    <style:style style:name="T1" style:family="text">
      <style:text-properties officeooo:rsid="0016b10b"/>
    </style:style>
    <style:style style:name="T2" style:family="text">
      <style:text-properties officeooo:rsid="0017e1a1"/>
    </style:style>
    <style:style style:name="T3" style:family="text">
      <style:text-properties officeooo:rsid="0017e4df"/>
    </style:style>
    <style:style style:name="T4" style:family="text">
      <style:text-properties officeooo:rsid="00193ef1"/>
    </style:style>
    <style:style style:name="T5" style:family="text">
      <style:text-properties officeooo:rsid="001a8db2"/>
    </style:style>
    <style:style style:name="T6" style:family="text">
      <style:text-properties officeooo:rsid="001cf857"/>
    </style:style>
    <style:style style:name="T7" style:family="text">
      <style:text-properties officeooo:rsid="001d91d4"/>
    </style:style>
    <style:style style:name="T8" style:family="text">
      <style:text-properties officeooo:rsid="001f8c1a"/>
    </style:style>
    <style:style style:name="T9" style:family="text">
      <style:text-properties officeooo:rsid="00207d9f"/>
    </style:style>
    <style:style style:name="T10" style:family="text">
      <style:text-properties officeooo:rsid="00213a7e"/>
    </style:style>
    <style:style style:name="T11" style:family="text">
      <style:text-properties officeooo:rsid="00246533"/>
    </style:style>
    <style:style style:name="T12" style:family="text">
      <style:text-properties officeooo:rsid="0026d632"/>
    </style:style>
    <style:style style:name="T13" style:family="text">
      <style:text-properties fo:font-style="italic" style:font-style-asian="italic" style:font-style-complex="italic"/>
    </style:style>
    <style:style style:name="T14" style:family="text">
      <style:text-properties fo:font-style="italic" officeooo:rsid="003be733"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2b2e14" style:font-weight-asian="normal" style:font-weight-complex="normal"/>
    </style:style>
    <style:style style:name="T17" style:family="text">
      <style:text-properties fo:font-weight="normal" officeooo:rsid="002b63f0" style:font-weight-asian="normal" style:font-weight-complex="normal"/>
    </style:style>
    <style:style style:name="T18" style:family="text">
      <style:text-properties fo:font-weight="normal" officeooo:rsid="002f1278" style:font-weight-asian="normal" style:font-weight-complex="normal"/>
    </style:style>
    <style:style style:name="T19" style:family="text">
      <style:text-properties fo:font-weight="normal" officeooo:rsid="00357a77" style:font-weight-asian="normal" style:font-weight-complex="normal"/>
    </style:style>
    <style:style style:name="T20" style:family="text">
      <style:text-properties fo:font-weight="normal" officeooo:rsid="003e9b42" style:font-weight-asian="normal" style:font-weight-complex="normal"/>
    </style:style>
    <style:style style:name="T21" style:family="text">
      <style:text-properties fo:font-weight="normal" officeooo:rsid="001f8c1a" style:font-weight-asian="normal" style:font-weight-complex="normal"/>
    </style:style>
    <style:style style:name="T22" style:family="text">
      <style:text-properties fo:font-weight="normal" officeooo:rsid="00207d9f" style:font-weight-asian="normal" style:font-weight-complex="normal"/>
    </style:style>
    <style:style style:name="T23" style:family="text">
      <style:text-properties fo:font-weight="normal" officeooo:rsid="00443ced" style:font-weight-asian="normal" style:font-weight-complex="normal"/>
    </style:style>
    <style:style style:name="T24" style:family="text">
      <style:text-properties officeooo:rsid="0030a648"/>
    </style:style>
    <style:style style:name="T25" style:family="text">
      <style:text-properties officeooo:rsid="00317482"/>
    </style:style>
    <style:style style:name="T26" style:family="text">
      <style:text-properties officeooo:rsid="0031cbd9"/>
    </style:style>
    <style:style style:name="T27" style:family="text">
      <style:text-properties officeooo:rsid="0033b323"/>
    </style:style>
    <style:style style:name="T28" style:family="text">
      <style:text-properties officeooo:rsid="00347343"/>
    </style:style>
    <style:style style:name="T29" style:family="text">
      <style:text-properties officeooo:rsid="00357a77"/>
    </style:style>
    <style:style style:name="T30" style:family="text">
      <style:text-properties officeooo:rsid="00360405"/>
    </style:style>
    <style:style style:name="T31" style:family="text">
      <style:text-properties officeooo:rsid="00378a88"/>
    </style:style>
    <style:style style:name="T32" style:family="text">
      <style:text-properties officeooo:rsid="00392b62"/>
    </style:style>
    <style:style style:name="T33" style:family="text">
      <style:text-properties officeooo:rsid="003976b3"/>
    </style:style>
    <style:style style:name="T34" style:family="text">
      <style:text-properties officeooo:rsid="003d2ca3"/>
    </style:style>
    <style:style style:name="T35" style:family="text">
      <style:text-properties officeooo:rsid="003d8104"/>
    </style:style>
    <style:style style:name="T36" style:family="text">
      <style:text-properties officeooo:rsid="003e9b42"/>
    </style:style>
    <style:style style:name="T37" style:family="text">
      <style:text-properties fo:font-weight="bold" style:font-weight-asian="bold" style:font-weight-complex="bold"/>
    </style:style>
    <style:style style:name="T38" style:family="text">
      <style:text-properties officeooo:rsid="00404df0"/>
    </style:style>
    <style:style style:name="T39" style:family="text">
      <style:text-properties officeooo:rsid="0040e639"/>
    </style:style>
    <style:style style:name="T40" style:family="text">
      <style:text-properties officeooo:rsid="00420418"/>
    </style:style>
    <style:style style:name="T41" style:family="text">
      <style:text-properties officeooo:rsid="00443ced"/>
    </style:style>
    <style:style style:name="T42" style:family="text">
      <style:text-properties officeooo:rsid="0044b637"/>
    </style:style>
    <style:style style:name="T43" style:family="text">
      <style:text-properties officeooo:rsid="004578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Prelude</text:p>
      <text:p text:style-name="P1"/>
      <text:p text:style-name="P1">The year is unknown.</text:p>
      <text:p text:style-name="P1"/>
      <text:p text:style-name="P1">Long ago, the Earth could no longer sustain our hunger. We fled like <text:span text:style-name="T1">locusts</text:span> to the stars. But the<text:span text:style-name="T7">y </text:span><text:s/>were strange, and far. They did not want us, and we could not reach them.</text:p>
      <text:p text:style-name="P1"/>
      <text:p text:style-name="P2">There were <text:span text:style-name="T3">nearer</text:span> worlds. Dusty and without breathable atmospheres, space was safer. <text:span text:style-name="T6">T</text:span>here was always energy available from sunlight – as long as you avoided gravity wells, the only resources <text:span text:style-name="T5">of consequence</text:span> were mass and time.</text:p>
      <text:p text:style-name="P2"/>
      <text:p text:style-name="P3">The asteroid belt had plenty of metals, and very little gravity. <text:span text:style-name="T2">We </text:span><text:span text:style-name="T3">learned</text:span><text:span text:style-name="T2"> long ago that economic competition was the most efficient way to deplete resources. </text:span><text:span text:style-name="T3">W</text:span><text:span text:style-name="T2">e parceled out each to four corporations – immortal and amoral -- who would compete to devour them fastest, </text:span><text:span text:style-name="T7">and thereby claim ownership</text:span><text:span text:style-name="T2">. </text:span></text:p>
      <text:p text:style-name="P3"/>
      <text:p text:style-name="P3"><text:span text:style-name="T4">You direct one of these. </text:span><text:span text:style-name="T6">It is vast, and cold, and empty. </text:span><text:span text:style-name="T43">A</text:span><text:span text:style-name="T6"> space </text:span><text:span text:style-name="T8">devoid of</text:span><text:span text:style-name="T6"> stars.</text:span></text:p>
      <text:p text:style-name="P4"/>
      <text:p text:style-name="P5"/>
      <text:p text:style-name="P55">Calculus: The Game</text:p>
      <text:p text:style-name="P7"/>
      <text:p text:style-name="P62"><text:span text:style-name="T21">Calculus </text:span><text:span text:style-name="T22">is a game of resource management and barter for 3-4 players. </text:span><text:span text:style-name="T23">The word ‘calculus’ means “a </text:span>stone, or concretion of material”, <text:span text:style-name="T41">in this case an asteroid in deep space. The s</text:span>ynonymity<text:span text:style-name="T41"> with the maths subject is not accidental either! </text:span></text:p>
      <text:p text:style-name="P61"/>
      <text:p text:style-name="P61"><text:span text:style-name="T9">Before you begin, you should make sure you possess the following components:</text:span></text:p>
      <text:p text:style-name="P8"/>
      <text:p text:style-name="P9">1x game board</text:p>
      <text:p text:style-name="P9">1x USB power bank</text:p>
      <text:p text:style-name="P9">95x resource cards – 19 each of Iron, Titanium, Gold, Uranium and Ice</text:p>
      <text:p text:style-name="P9">1x hacker token</text:p>
      <text:p text:style-name="P9">4x game reference cards</text:p>
      <text:p text:style-name="P9">16x drill pieces (four of each color)</text:p>
      <text:p text:style-name="P9">20x mine pieces (five of each color)</text:p>
      <text:p text:style-name="P9">25x black market cards namely:</text:p>
      <text:p text:style-name="P9"><text:s text:c="4"/><text:tab/>14x Cyborg Mercenary</text:p>
      <text:p text:style-name="P9"><text:s text:c="3"/><text:tab/>2x Alien Artifact</text:p>
      <text:p text:style-name="P9"><text:s text:c="4"/><text:tab/>2x Space Pirates</text:p>
      <text:p text:style-name="P9"><text:s text:c="4"/><text:tab/>2x Tunnel Borer</text:p>
      <text:p text:style-name="P9"><text:tab/>1x Fission Reactor</text:p>
      <text:p text:style-name="P9"><text:tab/>1x Research Lab</text:p>
      <text:p text:style-name="P9"><text:tab/>1x Silicon Foundry</text:p>
      <text:p text:style-name="P9"><text:tab/>1x Biodome</text:p>
      <text:p text:style-name="P9"><text:tab/>1x Data Center</text:p>
      <text:p text:style-name="P9"/>
      <text:p text:style-name="P9"/>
      <text:p text:style-name="P56"/>
      <text:p text:style-name="P56"/>
      <text:p text:style-name="P56"/>
      <text:p text:style-name="P56"><text:soft-page-break/>Starting the Game</text:p>
      <text:p text:style-name="P10"/>
      <text:p text:style-name="P9">No dice are required to play Calculus, it is handled electronically. The board will set itself up automatically upon receiving power. <text:span text:style-name="T10">Do not disconnect power while playing the game – it will not save your game state.</text:span></text:p>
      <text:p text:style-name="P9"/>
      <text:p text:style-name="P56">Objective</text:p>
      <text:p text:style-name="P9"/>
      <text:p text:style-name="P10">The objective of the game is to be the first player to accumulate 10 Infrastructure Points (IP). If during your turn, you have 10 IP, you win the game. You may only win the game on your turn!</text:p>
      <text:p text:style-name="P10"/>
      <text:p text:style-name="P10">There are 5 sources of IP:</text:p>
      <text:p text:style-name="P10"/>
      <table:table table:name="Table1" table:style-name="Table1">
        <table:table-column table:style-name="Table1.A"/>
        <table:table-column table:style-name="Table1.B"/>
        <table:table-row>
          <table:table-cell table:style-name="Table1.A1" office:value-type="string">
            <text:p text:style-name="P16">Mines</text:p>
          </table:table-cell>
          <table:table-cell table:style-name="Table1.B1" office:value-type="string">
            <text:p text:style-name="P16">1 IP</text:p>
          </table:table-cell>
        </table:table-row>
        <table:table-row>
          <table:table-cell table:style-name="Table1.A2" office:value-type="string">
            <text:p text:style-name="P16">Drills</text:p>
          </table:table-cell>
          <table:table-cell table:style-name="Table1.B2" office:value-type="string">
            <text:p text:style-name="P16">2 IP</text:p>
          </table:table-cell>
        </table:table-row>
        <table:table-row>
          <table:table-cell table:style-name="Table1.A2" office:value-type="string">
            <text:p text:style-name="P16">Longest Tunnel (at least 5)</text:p>
          </table:table-cell>
          <table:table-cell table:style-name="Table1.B2" office:value-type="string">
            <text:p text:style-name="P16">2 IP</text:p>
          </table:table-cell>
        </table:table-row>
        <table:table-row>
          <table:table-cell table:style-name="Table1.A2" office:value-type="string">
            <text:p text:style-name="P16">Biggest Army (at least 3)</text:p>
          </table:table-cell>
          <table:table-cell table:style-name="Table1.B2" office:value-type="string">
            <text:p text:style-name="P16">2 IP</text:p>
          </table:table-cell>
        </table:table-row>
        <table:table-row>
          <table:table-cell table:style-name="Table1.A2" office:value-type="string">
            <text:p text:style-name="P16">Black Market cards, namely:</text:p>
            <text:p text:style-name="P16"><text:s text:c="4"/>Fission Reactor</text:p>
            <text:p text:style-name="P16"><text:s text:c="4"/>Silicon Foundry</text:p>
            <text:p text:style-name="P16"><text:s text:c="4"/>Research Lab</text:p>
            <text:p text:style-name="P16"><text:s text:c="4"/>Biodome</text:p>
            <text:p text:style-name="P16"><text:s text:c="4"/>Data Center</text:p>
          </table:table-cell>
          <table:table-cell table:style-name="Table1.B2" office:value-type="string">
            <text:p text:style-name="P16">1 IP each</text:p>
          </table:table-cell>
        </table:table-row>
      </table:table>
      <text:p text:style-name="P10"/>
      <text:p text:style-name="P15"><text:span text:style-name="T32">Hint: </text:span>It <text:span text:style-name="T32">is generally practical</text:span> to use a game piece to track which player currently has the largest army and longest tunnel. If you don’t 3D print one, you could design a card, or just use two different coins.</text:p>
      <text:p text:style-name="P6"/>
      <text:p text:style-name="P57">Building</text:p>
      <text:p text:style-name="P10"/>
      <text:p text:style-name="P10">Building facilities, armies, and tunnels costs resources. These are Iron <text:span text:style-name="T34">(red)</text:span>, Titanium <text:span text:style-name="T34">(blue)</text:span>, Gold <text:span text:style-name="T34">(gold)</text:span>, Uranium <text:span text:style-name="T34">(green)</text:span>, and Ice <text:span text:style-name="T34">(white)</text:span>. There is a summary of what each costs on the <text:span text:style-name="T9">game reference cards </text:span>and below:</text:p>
      <text:p text:style-name="P10"/>
      <table:table table:name="Table2" table:style-name="Table2">
        <table:table-column table:style-name="Table2.A"/>
        <table:table-column table:style-name="Table2.B"/>
        <table:table-row>
          <table:table-cell table:style-name="Table2.A1" office:value-type="string">
            <text:p text:style-name="P16">Mines</text:p>
          </table:table-cell>
          <table:table-cell table:style-name="Table2.B1" office:value-type="string">
            <text:p text:style-name="P16">1 Iron, 1 Uranium, 1 Gold, 1 Ice</text:p>
          </table:table-cell>
        </table:table-row>
        <table:table-row>
          <table:table-cell table:style-name="Table2.A2" office:value-type="string">
            <text:p text:style-name="P16">Drills</text:p>
          </table:table-cell>
          <table:table-cell table:style-name="Table2.B2" office:value-type="string">
            <text:p text:style-name="P16">2 Gold, 3 Titanium</text:p>
          </table:table-cell>
        </table:table-row>
        <table:table-row>
          <table:table-cell table:style-name="Table2.A2" office:value-type="string">
            <text:p text:style-name="P16">Tunnel</text:p>
          </table:table-cell>
          <table:table-cell table:style-name="Table2.B2" office:value-type="string">
            <text:p text:style-name="P16">1 Iron, 1 Uranium</text:p>
          </table:table-cell>
        </table:table-row>
        <table:table-row>
          <table:table-cell table:style-name="Table2.A2" office:value-type="string">
            <text:p text:style-name="P16">Black Market cards</text:p>
          </table:table-cell>
          <table:table-cell table:style-name="Table2.B2" office:value-type="string">
            <text:p text:style-name="P16">1 Gold, 1 Ice, 1 Titanium</text:p>
          </table:table-cell>
        </table:table-row>
      </table:table>
      <text:p text:style-name="P10"/>
      <text:p text:style-name="P11">Mines and drills <text:span text:style-name="T34">(facilities) </text:span>can only be built on corners of the hex tiles, and must be connected to a tunnel. <text:span text:style-name="T27">Facilities must be a minimum of two edges apart (e.g. not on adjacent corners of a hex tile).</text:span></text:p>
      <text:p text:style-name="P11"/>
      <text:p text:style-name="P13">Drills must always replace existing mines when built. <text:span text:style-name="T34">Think of them as an upgrade.</text:span></text:p>
      <text:p text:style-name="P11"/>
      <text:p text:style-name="P11"><text:soft-page-break/>Tunnels exist along the edges of the hex tiles, cannot intersect or overlap each other, and must be connected to your existing tunnel network. If your tunnel network is interrupted by another player’s facility, the tunnels past that facility no longer count as part of your network.</text:p>
      <text:p text:style-name="P12"/>
      <text:p text:style-name="P57">Gaining Resources</text:p>
      <text:p text:style-name="P12"/>
      <text:p text:style-name="P12">When any player starts their turn by pressing the button in the middle of the board, the game will electronically roll two dice, and one of two things will happen:</text:p>
      <text:p text:style-name="P12"/>
      <text:p text:style-name="P12">1. The hex tiles that produce resources will flash. Each player with a facility touching those tiles will gain one resource of the type indicated by the colored LED. If you have a mine, you gain one resource card of that type. If you have a drill, you get two. If you have more than one facility touching the flashing tiles, you gain resources from each.</text:p>
      <text:p text:style-name="P12">2. All tiles flash! You have <text:span text:style-name="T34">been </text:span>contacted <text:span text:style-name="T34">by </text:span>the Hacker. You may move them to any hex tile – that tile no longer produces resources while the Hacker remains. <text:span text:style-name="T11">You may also take up to 1 resource card at random from one player, if they have a facility touching that tile. </text:span><text:span text:style-name="T34">Finally, any player with </text:span><text:span text:style-name="T35">more than</text:span><text:span text:style-name="T34"> 7 resource cards in their hand must choose and discard half (rounded down).</text:span></text:p>
      <text:p text:style-name="P12"/>
      <text:p text:style-name="P14">You should keep your resource cards hidden from other players.</text:p>
      <text:p text:style-name="P12"/>
      <text:p text:style-name="P21"/>
      <text:p text:style-name="P63">Probability of Different Tiles Producing Resources</text:p>
      <text:p text:style-name="P21"/>
      <text:p text:style-name="P23">The numerical LEDs on each tile tell you what number needs to be rolled (on two dice) for that hex tile to produce resources. Numbers closer to 7 are more likely, like with actual dice. <text:span text:style-name="T25">In other words, 8 and 6 are the most productive hex tiles. 2 and 12 are the least productive.</text:span></text:p>
      <text:p text:style-name="P23"/>
      <text:p text:style-name="P30">Each possible roll has two tiles except 2 and 12 which occur once (these rarely produce resources), and 7 which summons the Hacker instead of producing resources. </text:p>
      <text:p text:style-name="P25"/>
      <text:p text:style-name="P25">You may notice that one tile has no number. This is the “Landing Zone”. The Landing Zone produces no resources, and the <text:span text:style-name="T36">H</text:span>acker starts the game there.</text:p>
      <text:p text:style-name="P23"/>
      <text:p text:style-name="P23">Just in case it’s not clear, this is the resource that each tile produces, according to the LED color:</text:p>
      <text:p text:style-name="P24"><text:tab/></text:p>
      <text:p text:style-name="P24"><text:tab/>Red tiles produce Iron</text:p>
      <text:p text:style-name="P23"><text:tab/>Blue tiles produce Titanium</text:p>
      <text:p text:style-name="P23"><text:tab/>Yellow tiles produce Gold</text:p>
      <text:p text:style-name="P23"><text:tab/>Green <text:span text:style-name="T12">t</text:span>iles produce Uranium</text:p>
      <text:p text:style-name="P23"/>
      <text:p text:style-name="P58">Trading Resources</text:p>
      <text:p text:style-name="P26"/>
      <text:p text:style-name="P26">You may trade resource cards with any player, but all trades must involve the player whose turn it currently is. </text:p>
      <text:p text:style-name="P26"/>
      <text:p text:style-name="P26">You may also trade resources with the market during your turn. The market <text:span text:style-name="T13">hungers</text:span> and will not offer you a great rate – 4 of any one type of resource for one resource of your choice. There are some things you can do to get a better rate:</text:p>
      <text:p text:style-name="P26"><text:s/></text:p>
      <text:p text:style-name="P26"><text:soft-page-break/>1. If you own a facility touching one of the unlit LEDs on the outside of the board (not on a hex tile), you may trade three resources of the same type for one resource of your choice. These are the general trade ports.</text:p>
      <text:p text:style-name="P26"/>
      <text:p text:style-name="P26">2. If you own a facility touching one of the lit LEDs on the outside of the board (not on a hex tile), these are the specialized trade ports. You may trade two resources of the same color as the LED for one resource of any type.</text:p>
      <text:p text:style-name="P26"/>
      <text:p text:style-name="P27">In both of these cases, the facility must be build on a hex corner directly connected to the trade port, and not on some further part of the hex tile.</text:p>
      <text:p text:style-name="P66"/>
      <text:p text:style-name="P64">Generosity is a Crime</text:p>
      <text:p text:style-name="P45"/>
      <text:p text:style-name="P45">Your shareholders do not tolerate generosity, it is punishable by death. You may not give resource cards to another player for free. This includes combining a series of trades that results in one player receiving free resources from another at no net cost.</text:p>
      <text:p text:style-name="P45"/>
      <text:p text:style-name="P45">For example, you cannot trade another player two Iron for three Iron. Neither can you trade an Iron for a Uranium and Ice, then immediately trade one Ice for one Iron – one player netting a free Uranium at no cost. There must always be a cost, <text:span text:style-name="T13">the market demand</text:span><text:span text:style-name="T14">s</text:span><text:span text:style-name="T13"> it</text:span>.</text:p>
      <text:p text:style-name="P26"/>
      <text:p text:style-name="P59">Turn Actions</text:p>
      <text:p text:style-name="P27"/>
      <text:p text:style-name="P27">Calculus is a turn-based game. Each turn has two phases: Resource Extraction and Action.</text:p>
      <text:p text:style-name="P27"/>
      <text:p text:style-name="P65">Resource Extraction Phase</text:p>
      <text:p text:style-name="P22"/>
      <text:p text:style-name="P27">Players start their turn by pressing the button in the center of the board – this rolls the electronic dice, starting the Resource Extraction phase. </text:p>
      <text:p text:style-name="P27"/>
      <text:p text:style-name="P48"><text:span text:style-name="T15">The game will automatically determine which tiles produce resources and flash the numbers on those tiles. Players take one resource of that tile’s type for every mine touching it, and two for every drill. If all tiles blink, </text:span><text:span text:style-name="T20">the Hacker has contacted you</text:span><text:span text:style-name="T15">, </text:span><text:span text:style-name="T16">in this case</text:span><text:span text:style-name="T15"> </text:span><text:span text:style-name="T16">no </text:span><text:span text:style-name="T15">resources are produced.</text:span></text:p>
      <text:p text:style-name="P27"/>
      <text:p text:style-name="P31">Any tile with the Hacker present produces no resources. The landing zone also produces no resources. <text:span text:style-name="T36">To indicate this, it is convenient to use a small piece of black plastic to cover the numeric LED display.</text:span></text:p>
      <text:p text:style-name="P31"/>
      <text:p text:style-name="P54">If there are not enough resource cards left for a player to receive them, no player receives those resources on this roll. For example if two players need to receive Titanium, but there’s only one card left, neither player receives any Titanium. <text:span text:style-name="T38">If only one player needed to receive two Titanium, then they could draw the remaining card.</text:span></text:p>
      <text:p text:style-name="P54"/>
      <text:p text:style-name="P54">Spent and discarded resources are returned to the pile. </text:p>
      <text:p text:style-name="P27"/>
      <text:p text:style-name="P65">Action Phase</text:p>
      <text:p text:style-name="P34"/>
      <text:p text:style-name="P34">If it is your turn, you may now trade with any other player (or the market). You may buy Black Market cards, build tunnels, mines, and drills. <text:span text:style-name="T39">You may do these as many times as you want, provided you have the resources. </text:span><text:span text:style-name="T40">(Some players like to put a time limit on turns, but that’s up to you.)</text:span></text:p>
      <text:p text:style-name="P49"><text:soft-page-break/><text:span text:style-name="T15">You may also play </text:span><text:span text:style-name="T17">one</text:span><text:span text:style-name="T15"> Black Market card, unless you drew </text:span><text:span text:style-name="T17">it</text:span><text:span text:style-name="T15"> this turn. </text:span><text:span text:style-name="T17">One exception: you may play any number of the following cards if they bring you to 10 Infrastructure Points:</text:span></text:p>
      <text:p text:style-name="P17"><text:s text:c="4"/></text:p>
      <text:p text:style-name="P17"><text:s text:c="4"/>Fission Reactor</text:p>
      <text:p text:style-name="P18"><text:s text:c="4"/>Silicon Foundry</text:p>
      <text:p text:style-name="P18"><text:s text:c="4"/>Research Lab</text:p>
      <text:p text:style-name="P18"><text:s text:c="4"/>Biodome</text:p>
      <text:p text:style-name="P36"><text:s text:c="4"/>Data Center</text:p>
      <text:p text:style-name="P34"/>
      <text:p text:style-name="P35">Generally it is to your advantage to conceal these cards until that happens.</text:p>
      <text:p text:style-name="P34"/>
      <text:p text:style-name="P35">If at any point during your turn, you have 10 Infrastructure Points, you win the game! If you reach 10 Infrastructure Points during another player’s turn, you do not immediately win the game. You must wait until your turn begins.</text:p>
      <text:p text:style-name="P35"/>
      <text:p text:style-name="P60">Black Market Cards</text:p>
      <text:p text:style-name="P31"/>
      <text:p text:style-name="P33">During your turn, you may buy Black Market cards with one gold, one ice, and one titanium. <text:span text:style-name="T29">You should keep these cards hidden from the other players. </text:span><text:span text:style-name="T33">Once deployed, Black Market cards do not return to the pile. If they run out, no more may be purchased.</text:span></text:p>
      <text:p text:style-name="P31"/>
      <text:p text:style-name="P31">Black Market cards cannot be traded, cannot be stolen by the Hacker (professional courtesy), and cannot be <text:span text:style-name="T29">deployed</text:span> the turn they are drawn.</text:p>
      <text:p text:style-name="P31"/>
      <text:p text:style-name="P31">The only exception are the 5 cards that give you Infrastructure Points: </text:p>
      <text:p text:style-name="P31"/>
      <text:p text:style-name="P19"><text:s text:c="4"/>Fission Reactor</text:p>
      <text:p text:style-name="P20"><text:s text:c="4"/>Silicon Foundry</text:p>
      <text:p text:style-name="P20"><text:s text:c="4"/>Research Lab</text:p>
      <text:p text:style-name="P20"><text:s text:c="4"/>Biodome</text:p>
      <text:p text:style-name="P37"><text:s text:c="4"/>Data Center</text:p>
      <text:p text:style-name="P37"/>
      <text:p text:style-name="P50"><text:span text:style-name="T17">T</text:span><text:span text:style-name="T15">hese do not need to be </text:span><text:span text:style-name="T19">deployed</text:span><text:span text:style-name="T15"> at all. They are worth 1 Infrastructure Point each. If they would bring you to 10 Infrastructure Points during your turn, you reveal them and immediately win the game.</text:span></text:p>
      <text:p text:style-name="P32"/>
      <text:p text:style-name="P38">The other Black Market cards work as follows:</text:p>
      <text:p text:style-name="P38"/>
      <text:p text:style-name="P68">Cyborg Mercenary<text:span text:style-name="T15">: Move the Hacker to a tile of your choice. This means you may steal one resource card from one player with a facility touching that tile. </text:span><text:span text:style-name="T18">The Cyborg Mercenary counts towards “Largest Army”. If you have the most mercenaries (and at least 3), that’s worth two Infrastructure Points.</text:span></text:p>
      <text:p text:style-name="P68"><text:span text:style-name="T18"/></text:p>
      <text:p text:style-name="P69"><text:span text:style-name="T18">M</text:span><text:span text:style-name="T15">oving the Hacker this way does not require that players discard resource cards if they have more than 7.</text:span></text:p>
      <text:p text:style-name="P38"/>
      <text:p text:style-name="P28"><text:span text:style-name="T37">Alien Artifact</text:span>: Not much is known about this thing, but it’s certainly valuable. You may <text:span text:style-name="T29">deploy</text:span> this card to gain any two resources (they don’t have to be the same type)</text:p>
      <text:p text:style-name="P28"/>
      <text:p text:style-name="P28"><text:span text:style-name="T37">Tunnel Borer</text:span>: This boring machine lets you immediately build up to two tunnels at no resource cost.</text:p>
      <text:p text:style-name="P28"/>
      <text:p text:style-name="P28"><text:soft-page-break/><text:span text:style-name="T37">Space Pirates</text:span>: Driven mad by silence and time, they will steal all resources of one type of your choice, from all players, and give them to you. For example if you name “Iron”, all players must hand you all of their iron.</text:p>
      <text:p text:style-name="P38"/>
      <text:p text:style-name="P70">The Hacker</text:p>
      <text:p text:style-name="P51"/>
      <text:p text:style-name="P29"><text:span text:style-name="T42">Bound</text:span> by the <text:span text:style-name="T25">mandates</text:span> of <text:span text:style-name="T42">their </text:span>unknowable gods, the Hacker will contact you to offer their services every time you roll a 7 (all the numerical displays will blink to indicate this). </text:p>
      <text:p text:style-name="P29"/>
      <text:p text:style-name="P39">First, any player with more than 7 resource cards must choose and discard half of them (rounded down). The Hacker is a heretic that hates greedy corporations.</text:p>
      <text:p text:style-name="P29"/>
      <text:p text:style-name="P29">You may <text:span text:style-name="T26">then </text:span>move <text:span text:style-name="T26">the Hacker</text:span> to a tile of your choice. That tile produces no resources until the Hacker is moved again.</text:p>
      <text:p text:style-name="P28"/>
      <text:p text:style-name="P28">The Hacker, in their generosity (a capital offense) will also let you steal <text:span text:style-name="T24">one</text:span> resource card at random from one player who has a facility touching the tile you just moved the Hacker to. <text:span text:style-name="T24">You may only select one player to take a card from this way.</text:span></text:p>
      <text:p text:style-name="P28"/>
      <text:p text:style-name="P46">The Hacker begins the game in the Landing Zone – the tile that has no number on it.</text:p>
      <text:p text:style-name="P46"/>
      <text:p text:style-name="P71">Determining the Longest Tunnel</text:p>
      <text:p text:style-name="P47"/>
      <text:p text:style-name="P44">When determining the longest tunnel, do not count branches. Only count the longest route that you can travel without doubling back.</text:p>
      <text:p text:style-name="P44"/>
      <text:p text:style-name="P44">If someone places a facility along your tunnel, that creates a blockade! You may not pass a blockade when counting the longest tunnel.</text:p>
      <text:p text:style-name="P47"/>
      <text:p text:style-name="P72">Setting up Your First Game</text:p>
      <text:p text:style-name="P42"/>
      <text:p text:style-name="P42">Now that you know the rules, <text:span text:style-name="T29">lets set up your first game</text:span>.</text:p>
      <text:p text:style-name="P42"/>
      <text:p text:style-name="P40"><text:span text:style-name="T28">First, c</text:span>hoose a player and turn order any way you wish. One practical method is to press the button in the center of the board and see who gets the highest number, then proceed to the left. <text:span text:style-name="T29">Resolve any ties by trying again.</text:span></text:p>
      <text:p text:style-name="P40"/>
      <text:p text:style-name="P41">Next, players place one mine each according to their turn order. Then they place one tunnel on an edge connected to that mine. Facilities must remain at least two edges apart.</text:p>
      <text:p text:style-name="P41"/>
      <text:p text:style-name="P41">Then, in reverse turn order, players place a second mine anywhere on the board (but again, at least two edges away from other facilities). Next, they place a tunnel connected to this second mine. </text:p>
      <text:p text:style-name="P41"/>
      <text:p text:style-name="P41">This means that the last player to place their first mine, is the first to place their second mine. </text:p>
      <text:p text:style-name="P41"/>
      <text:p text:style-name="P41">Finally, each player takes one resource card of each type connected to their second mine, <text:span text:style-name="T30">as indicated by the colored lights on the tiles</text:span>. These are your starting resources <text:span text:style-name="T31">(up to 3 cards)</text:span>. <text:span text:style-name="T30">The landing zone produces no resources.</text:span></text:p>
      <text:p text:style-name="P41"/>
      <text:p text:style-name="P43">Now, the first player’s turn begi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08:58:29.889552931</meta:creation-date>
    <dc:date>2025-06-07T12:08:15.118514295</dc:date>
    <meta:editing-duration>PT3H17M45S</meta:editing-duration>
    <meta:editing-cycles>48</meta:editing-cycles>
    <meta:generator>LibreOffice/7.3.7.2$Linux_X86_64 LibreOffice_project/30$Build-2</meta:generator>
    <meta:document-statistic meta:table-count="2" meta:image-count="0" meta:object-count="0" meta:page-count="6" meta:paragraph-count="137" meta:word-count="2234" meta:character-count="12541" meta:non-whitespace-character-count="10327"/>
  </office:meta>
</office:document-meta>
</file>